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color="#000000" fo:font-size="14pt" style:font-size-asian="14pt" style:font-size-complex="14pt" fo:background-color="#151517"/>
    </style:style>
    <style:style style:name="P7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" style:parent-style-name="Заголовок3" style:family="paragraph">
      <style:paragraph-properties fo:margin-top="0.3333in" fo:margin-bottom="0.1666in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2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3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4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8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9" style:parent-style-name="Заголовок3" style:family="paragraph">
      <style:paragraph-properties fo:margin-top="0.3333in" fo:margin-bottom="0.1666in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1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2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3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8" style:parent-style-name="Заголовок3" style:family="paragraph">
      <style:paragraph-properties fo:margin-top="0.3333in" fo:margin-bottom="0.1666in"/>
    </style:style>
    <style:style style:name="T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0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1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2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5" style:parent-style-name="ds-markdown-paragraph" style:family="paragraph">
      <style:paragraph-properties fo:margin-top="0in" fo:margin-bottom="0in"/>
    </style:style>
    <style:style style:name="T36" style:parent-style-name="Основнойшрифтабзаца" style:family="text">
      <style:text-properties fo:color="#000000" fo:font-size="14pt" style:font-size-asian="14pt" style:font-size-complex="14pt"/>
    </style:style>
    <style:style style:name="T37" style:parent-style-name="apple-converted-space" style:family="text">
      <style:text-properties fo:color="#000000" fo:font-size="14pt" style:font-size-asian="14pt" style:font-size-complex="14pt"/>
    </style:style>
    <style:style style:name="T38" style:parent-style-name="КодHTML" style:family="text">
      <style:text-properties style:font-name="Times New Roman" style:font-name-complex="Times New Roman" fo:color="#000000" fo:font-size="14pt" style:font-size-asian="14pt" style:font-size-complex="14pt"/>
    </style:style>
    <style:style style:name="P3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1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3" style:parent-style-name="Заголовок3" style:family="paragraph">
      <style:paragraph-properties fo:margin-top="0.3333in" fo:margin-bottom="0.1666in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5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6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7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50" style:parent-style-name="ds-markdown-paragraph" style:family="paragraph">
      <style:paragraph-properties fo:margin-top="0in" fo:margin-bottom="0in"/>
    </style:style>
    <style:style style:name="T51" style:parent-style-name="Основнойшрифтабзаца" style:family="text">
      <style:text-properties fo:color="#000000" fo:font-size="14pt" style:font-size-asian="14pt" style:font-size-complex="14pt"/>
    </style:style>
    <style:style style:name="T52" style:parent-style-name="apple-converted-space" style:family="text">
      <style:text-properties fo:color="#000000" fo:font-size="14pt" style:font-size-asian="14pt" style:font-size-complex="14pt"/>
    </style:style>
    <style:style style:name="T53" style:parent-style-name="КодHTML" style:family="text">
      <style:text-properties style:font-name="Times New Roman" style:font-name-complex="Times New Roman" fo:color="#000000" fo:font-size="14pt" style:font-size-asian="14pt" style:font-size-complex="14pt"/>
    </style:style>
    <style:style style:name="P5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5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5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5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58" style:parent-style-name="Заголовок3" style:family="paragraph">
      <style:paragraph-properties fo:margin-top="0.3333in" fo:margin-bottom="0.1666in"/>
    </style:style>
    <style:style style:name="T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0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1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2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6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6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6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68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6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70" style:parent-style-name="Заголовок3" style:family="paragraph">
      <style:paragraph-properties fo:margin-top="0.3333in" fo:margin-bottom="0.1666in"/>
    </style:style>
    <style:style style:name="T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2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3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4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7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78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7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1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3" style:parent-style-name="Обычный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5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7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9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9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20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1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6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0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2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2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3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4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9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0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0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2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3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4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4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4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5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5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5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9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1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5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5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6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6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7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8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0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1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3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3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3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4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5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7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0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2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2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2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3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3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3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5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8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1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3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4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7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87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88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88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882" style:parent-style-name="Standard" style:family="paragraph">
      <style:text-properties fo:font-size="16pt" style:font-size-asian="16pt" style:font-size-complex="16pt"/>
    </style:style>
    <style:style style:name="T88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88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8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886" style:parent-style-name="Основнойшрифтабзаца" style:family="text">
      <style:text-properties fo:font-size="14pt" style:font-size-asian="14pt" style:font-size-complex="14pt"/>
    </style:style>
    <style:style style:name="P8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88" style:parent-style-name="Основнойшрифтабзаца" style:family="text">
      <style:text-properties fo:font-size="14pt" style:font-size-asian="14pt" style:font-size-complex="14pt"/>
    </style:style>
    <style:style style:name="T889" style:parent-style-name="Строгий" style:family="text">
      <style:text-properties fo:color="#000000" fo:font-size="14pt" style:font-size-asian="14pt" style:font-size-complex="14pt"/>
    </style:style>
  </office:automatic-styles>
  <office:body>
    <office:text text:use-soft-page-breaks="true">
      <text:p text:style-name="P1">ФИО: Ганиева Милана Ринатовна</text:p>
      <text:p text:style-name="P2">Группа: СКБ251</text:p>
      <text:p text:style-name="P3">Подгруппа: 1</text:p>
      <text:p text:style-name="P4"/>
      <text:p text:style-name="Standard"><text:span text:style-name="T5">1. Задание:</text:span></text:p>
      <text:p text:style-name="P6"/>
      <text:p text:style-name="P7">Создать программу для анализа показателей датчика температуры</text:p>
      <text:p text:style-name="P8"/>
      <text:p text:style-name="P9">2. Описание алгоритма:</text:p>
      <text:h text:style-name="P10" text:outline-level="3"><text:span text:style-name="T11">Функция</text:span><text:span text:style-name="T12"> </text:span><text:span text:style-name="T13">inputData()</text:span><text:span text:style-name="T14"> </text:span><text:span text:style-name="T15">- Ввод данных датчика</text:span></text:h>
      <text:list text:style-name="LFO8" text:continue-numbering="true">
        <text:list-item>
          <text:p text:style-name="P16">Получает указатель на массив и количество измерений</text:p>
        </text:list-item>
        <text:list-item>
          <text:p text:style-name="P17">Проходит по всем элементам массива через цикл</text:p>
        </text:list-item>
        <text:list-item>
          <text:p text:style-name="P18">Считывает каждое значение температуры с клавиатуры</text:p>
        </text:list-item>
      </text:list>
      <text:h text:style-name="P19" text:outline-level="3"><text:span text:style-name="T20">Функция</text:span><text:span text:style-name="T21"> </text:span><text:span text:style-name="T22">average()</text:span><text:span text:style-name="T23"> </text:span><text:span text:style-name="T24">- Расчет среднего значения</text:span></text:h>
      <text:list text:style-name="LFO9" text:continue-numbering="true">
        <text:list-item>
          <text:p text:style-name="P25">Получает указатель на массив и количество элементов</text:p>
        </text:list-item>
        <text:list-item>
          <text:p text:style-name="P26">Вычисляет сумму всех значений температуры</text:p>
        </text:list-item>
        <text:list-item>
          <text:p text:style-name="P27">Возвращает среднее значение (сумма / количество)</text:p>
        </text:list-item>
      </text:list>
      <text:h text:style-name="P28" text:outline-level="3"><text:span text:style-name="T29">Функция</text:span><text:span text:style-name="T30"> </text:span><text:span text:style-name="T31">minValue()</text:span><text:span text:style-name="T32"> </text:span><text:span text:style-name="T33">- Поиск минимального значения</text:span></text:h>
      <text:list text:style-name="LFO10" text:continue-numbering="true">
        <text:list-item>
          <text:p text:style-name="P34">Получает указатель на массив и количество элементов</text:p>
        </text:list-item>
        <text:list-item>
          <text:p text:style-name="P35"><text:span text:style-name="T36">Инициализирует минимум первым элементом массива:</text:span><text:span text:style-name="T37"> </text:span><text:span text:style-name="T38">minVal = *(p)</text:span></text:p>
        </text:list-item>
        <text:list-item>
          <text:p text:style-name="P39">Проходит по оставшимся элементам через цикл</text:p>
        </text:list-item>
        <text:list-item>
          <text:p text:style-name="P40">Сравнивает каждый элемент с текущим минимумом</text:p>
        </text:list-item>
        <text:list-item>
          <text:p text:style-name="P41">Если находит меньшее значение, обновляет минимум</text:p>
        </text:list-item>
        <text:list-item>
          <text:p text:style-name="P42">Возвращает найденное минимальное значение</text:p>
        </text:list-item>
      </text:list>
      <text:h text:style-name="P43" text:outline-level="3"><text:span text:style-name="T44">Функция</text:span><text:span text:style-name="T45"> </text:span><text:span text:style-name="T46">maxValue()</text:span><text:span text:style-name="T47"> </text:span><text:span text:style-name="T48">- Поиск максимального значения</text:span></text:h>
      <text:list text:style-name="LFO11" text:continue-numbering="true">
        <text:list-item>
          <text:p text:style-name="P49">Получает указатель на массив и количество элементов</text:p>
        </text:list-item>
        <text:list-item>
          <text:p text:style-name="P50"><text:span text:style-name="T51">Инициализирует максимум первым элементом массива:</text:span><text:span text:style-name="T52"> </text:span><text:span text:style-name="T53">maxVal = *(p)</text:span></text:p>
        </text:list-item>
        <text:list-item>
          <text:p text:style-name="P54">Проходит по оставшимся элементам через цикл</text:p>
        </text:list-item>
        <text:list-item>
          <text:p text:style-name="P55">Сравнивает каждый элемент с текущим максимумом</text:p>
        </text:list-item>
        <text:list-item>
          <text:p text:style-name="P56">Если находит большее значение, обновляет максимум</text:p>
        </text:list-item>
        <text:list-item>
          <text:p text:style-name="P57">Возвращает найденное максимальное значение</text:p>
        </text:list-item>
      </text:list>
      <text:h text:style-name="P58" text:outline-level="3"><text:span text:style-name="T59">Функция</text:span><text:span text:style-name="T60"> </text:span><text:span text:style-name="T61">filterAboveAverage()</text:span><text:span text:style-name="T62"> </text:span><text:span text:style-name="T63">- Фильтрация значений выше среднего</text:span></text:h>
      <text:list text:style-name="LFO12" text:continue-numbering="true">
        <text:list-item>
          <text:p text:style-name="P64">Получает указатель на массив, количество элементов и ссылку на счетчик</text:p>
        </text:list-item>
        <text:list-item>
          <text:p text:style-name="P65">Вычисляет среднее значение всех измерений</text:p>
        </text:list-item>
        <text:list-item>
          <text:p text:style-name="P66">Первый проход: подсчитывает, сколько значений превышают среднее</text:p>
        </text:list-item>
        <text:list-item>
          <text:p text:style-name="P67">Выделяет динамическую память под новый массив нужного размера</text:p>
        </text:list-item>
        <text:list-item>
          <text:p text:style-name="P68">Второй проход: копирует значения выше среднего в новый массив</text:p>
        </text:list-item>
        <text:list-item>
          <text:p text:style-name="P69">Возвращает указатель на новый массив</text:p>
        </text:list-item>
      </text:list>
      <text:h text:style-name="P70" text:outline-level="3"><text:span text:style-name="T71">Функция</text:span><text:span text:style-name="T72"> </text:span><text:span text:style-name="T73">main()</text:span><text:span text:style-name="T74"> </text:span><text:span text:style-name="T75">- Главная функция</text:span></text:h>
      <text:list text:style-name="LFO13" text:continue-numbering="true">
        <text:list-item>
          <text:p text:style-name="P76">Запрашивает количество измерений у пользователя</text:p>
        </text:list-item>
        <text:list-item>
          <text:p text:style-name="P77">Выделяет динамическую память под массив измерений</text:p>
        </text:list-item>
        <text:list-item>
          <text:p text:style-name="P78">Запрашивает и считывает все значения температуры</text:p>
        </text:list-item>
        <text:list-item>
          <text:p text:style-name="P79">Выполняет анализ данных (среднее, минимум, максимум)</text:p>
        </text:list-item>
        <text:list-item>
          <text:p text:style-name="P80">Фильтрует значения выше среднего в отдельный массив</text:p>
        </text:list-item>
        <text:list-item>
          <text:p text:style-name="P81">Выводит результаты анализа</text:p>
        </text:list-item>
        <text:list-item>
          <text:p text:style-name="P82">Освобождает выделенную память</text:p>
        </text:list-item>
      </text:list>
      <text:p text:style-name="P83"/>
      <text:p text:style-name="P84"/>
      <text:p text:style-name="Standard"><text:span text:style-name="T85">3.<text:s/></text:span><text:span text:style-name="T86">Код</text:span><text:span text:style-name="T87">:</text:span></text:p>
      <text:p text:style-name="P88"><text:span text:style-name="T89">#include</text:span><text:span text:style-name="T90"><text:s/></text:span><text:span text:style-name="T91">&lt;iostream&gt;</text:span></text:p>
      <text:p text:style-name="P92"><text:span text:style-name="T93">#include</text:span><text:span text:style-name="T94"><text:s/></text:span><text:span text:style-name="T95">&lt;iomanip&gt;</text:span></text:p>
      <text:p text:style-name="P96"/>
      <text:p text:style-name="P97"><text:span text:style-name="T98">using</text:span><text:span text:style-name="T99"><text:s/></text:span><text:span text:style-name="T100">namespace</text:span><text:span text:style-name="T101"><text:s/></text:span><text:span text:style-name="T102">std</text:span><text:span text:style-name="T103">;</text:span></text:p>
      <text:p text:style-name="P104"/>
      <text:p text:style-name="P105"><text:span text:style-name="T106">void</text:span><text:span text:style-name="T107"><text:s/></text:span><text:span text:style-name="T108">inputData</text:span><text:span text:style-name="T109">(</text:span><text:span text:style-name="T110">float**</text:span><text:span text:style-name="T111"><text:s/></text:span><text:span text:style-name="T112">p</text:span><text:span text:style-name="T113">,<text:s/></text:span><text:span text:style-name="T114">int</text:span><text:span text:style-name="T115"><text:s/></text:span><text:span text:style-name="T116">d</text:span><text:span text:style-name="T117">,<text:s/></text:span><text:span text:style-name="T118">int</text:span><text:span text:style-name="T119"><text:s/></text:span><text:span text:style-name="T120">h</text:span><text:span text:style-name="T121">);</text:span></text:p>
      <text:p text:style-name="P122"><text:span text:style-name="T123">float</text:span><text:span text:style-name="T124"><text:s/></text:span><text:span text:style-name="T125">dayAverage</text:span><text:span text:style-name="T126">(</text:span><text:span text:style-name="T127">float*</text:span><text:span text:style-name="T128"><text:s/></text:span><text:span text:style-name="T129">row</text:span><text:span text:style-name="T130">,<text:s/></text:span><text:span text:style-name="T131">int</text:span><text:span text:style-name="T132"><text:s/></text:span><text:span text:style-name="T133">h</text:span><text:span text:style-name="T134">);</text:span></text:p>
      <text:p text:style-name="P135"><text:span text:style-name="T136">float</text:span><text:span text:style-name="T137"><text:s/></text:span><text:span text:style-name="T138">overallAverage</text:span><text:span text:style-name="T139">(</text:span><text:span text:style-name="T140">float**</text:span><text:span text:style-name="T141"><text:s/></text:span><text:span text:style-name="T142">p</text:span><text:span text:style-name="T143">,<text:s/></text:span><text:span text:style-name="T144">int</text:span><text:span text:style-name="T145"><text:s/></text:span><text:span text:style-name="T146">d</text:span><text:span text:style-name="T147">,<text:s/></text:span><text:span text:style-name="T148">int</text:span><text:span text:style-name="T149"><text:s/></text:span><text:span text:style-name="T150">h</text:span><text:span text:style-name="T151">);</text:span></text:p>
      <text:p text:style-name="P152"><text:span text:style-name="T153">void</text:span><text:span text:style-name="T154"><text:s/></text:span><text:span text:style-name="T155">showHotDays</text:span><text:span text:style-name="T156">(</text:span><text:span text:style-name="T157">float**</text:span><text:span text:style-name="T158"><text:s/></text:span><text:span text:style-name="T159">p</text:span><text:span text:style-name="T160">,<text:s/></text:span><text:span text:style-name="T161">int</text:span><text:span text:style-name="T162"><text:s/></text:span><text:span text:style-name="T163">d</text:span><text:span text:style-name="T164">,<text:s/></text:span><text:span text:style-name="T165">int</text:span><text:span text:style-name="T166"><text:s/></text:span><text:span text:style-name="T167">h</text:span><text:span text:style-name="T168">);</text:span></text:p>
      <text:p text:style-name="P169"/>
      <text:p text:style-name="P170"><text:span text:style-name="T171">int</text:span><text:span text:style-name="T172"><text:s/></text:span><text:span text:style-name="T173">main</text:span><text:span text:style-name="T174">() {</text:span></text:p>
      <text:p text:style-name="P175"><text:span text:style-name="T176"><text:s text:c="4"/></text:span><text:span text:style-name="T177">int</text:span><text:span text:style-name="T178"><text:s/></text:span><text:span text:style-name="T179">d</text:span><text:span text:style-name="T180">,<text:s/></text:span><text:span text:style-name="T181">h</text:span><text:span text:style-name="T182">;</text:span></text:p>
      <text:p text:style-name="P183"><text:span text:style-name="T184"><text:s text:c="4"/></text:span><text:span text:style-name="T185">cout</text:span><text:span text:style-name="T186"><text:s/></text:span><text:span text:style-name="T187">&lt;&lt;</text:span><text:span text:style-name="T188"><text:s/></text:span><text:span text:style-name="T189">"Введите количество дней: "</text:span><text:span text:style-name="T190">;</text:span></text:p>
      <text:p text:style-name="P191"><text:span text:style-name="T192"><text:s text:c="4"/></text:span><text:span text:style-name="T193">cin</text:span><text:span text:style-name="T194"><text:s/></text:span><text:span text:style-name="T195">&gt;&gt;</text:span><text:span text:style-name="T196"><text:s/></text:span><text:span text:style-name="T197">d</text:span><text:span text:style-name="T198">;</text:span></text:p>
      <text:p text:style-name="P199"><text:span text:style-name="T200"><text:s text:c="4"/></text:span><text:span text:style-name="T201">cout</text:span><text:span text:style-name="T202"><text:s/></text:span><text:span text:style-name="T203">&lt;&lt;</text:span><text:span text:style-name="T204"><text:s/></text:span><text:span text:style-name="T205">"Введите количество измерений в дне: "</text:span><text:span text:style-name="T206">;</text:span></text:p>
      <text:p text:style-name="P207"><text:span text:style-name="T208"><text:s text:c="4"/></text:span><text:span text:style-name="T209">cin</text:span><text:span text:style-name="T210"><text:s/></text:span><text:span text:style-name="T211">&gt;&gt;</text:span><text:span text:style-name="T212"><text:s/></text:span><text:span text:style-name="T213">h</text:span><text:span text:style-name="T214">;</text:span></text:p>
      <text:p text:style-name="P215"><text:s text:c="4"/></text:p>
      <text:p text:style-name="P216"><text:span text:style-name="T217"><text:s text:c="4"/></text:span><text:span text:style-name="T218">if</text:span><text:span text:style-name="T219"><text:s/>(</text:span><text:span text:style-name="T220">d</text:span><text:span text:style-name="T221"><text:s/></text:span><text:span text:style-name="T222">&lt;=</text:span><text:span text:style-name="T223"><text:s/></text:span><text:span text:style-name="T224">0</text:span><text:span text:style-name="T225"><text:s/></text:span><text:span text:style-name="T226">||</text:span><text:span text:style-name="T227"><text:s/></text:span><text:span text:style-name="T228">h</text:span><text:span text:style-name="T229"><text:s/></text:span><text:span text:style-name="T230">&lt;=</text:span><text:span text:style-name="T231"><text:s/></text:span><text:span text:style-name="T232">0</text:span><text:span text:style-name="T233"><text:s/></text:span><text:span text:style-name="T234">||</text:span><text:span text:style-name="T235"><text:s/></text:span><text:span text:style-name="T236">d</text:span><text:span text:style-name="T237"><text:s/></text:span><text:span text:style-name="T238">&gt;</text:span><text:span text:style-name="T239"><text:s/></text:span><text:span text:style-name="T240">30</text:span><text:span text:style-name="T241"><text:s/></text:span><text:span text:style-name="T242">||</text:span><text:span text:style-name="T243"><text:s/></text:span><text:span text:style-name="T244">h</text:span><text:span text:style-name="T245"><text:s/></text:span><text:span text:style-name="T246">&gt;</text:span><text:span text:style-name="T247"><text:s/></text:span><text:span text:style-name="T248">24</text:span><text:span text:style-name="T249">) {</text:span></text:p>
      <text:p text:style-name="P250"><text:span text:style-name="T251"><text:s text:c="8"/></text:span><text:span text:style-name="T252">cout</text:span><text:span text:style-name="T253"><text:s/></text:span><text:span text:style-name="T254">&lt;&lt;</text:span><text:span text:style-name="T255"><text:s/></text:span><text:span text:style-name="T256">"</text:span><text:span text:style-name="T257">Ошибка</text:span><text:span text:style-name="T258">!"</text:span><text:span text:style-name="T259"><text:s/></text:span><text:span text:style-name="T260">&lt;&lt;</text:span><text:span text:style-name="T261"><text:s/></text:span><text:span text:style-name="T262">endl</text:span><text:span text:style-name="T263">;</text:span></text:p>
      <text:p text:style-name="P264"><text:span text:style-name="T265"><text:s text:c="8"/></text:span><text:span text:style-name="T266">return</text:span><text:span text:style-name="T267"><text:s/></text:span><text:span text:style-name="T268">1</text:span><text:span text:style-name="T269">;</text:span></text:p>
      <text:p text:style-name="P270"><text:s text:c="4"/>}</text:p>
      <text:p text:style-name="P271"><text:s text:c="4"/></text:p>
      <text:p text:style-name="P272"><text:span text:style-name="T273"><text:s text:c="4"/></text:span><text:span text:style-name="T274">float</text:span><text:span text:style-name="T275">**</text:span><text:span text:style-name="T276"><text:s/></text:span><text:span text:style-name="T277">data</text:span><text:span text:style-name="T278"><text:s/></text:span><text:span text:style-name="T279">=</text:span><text:span text:style-name="T280"><text:s/></text:span><text:span text:style-name="T281">new</text:span><text:span text:style-name="T282"><text:s/></text:span><text:span text:style-name="T283">float</text:span><text:span text:style-name="T284">*</text:span><text:span text:style-name="T285">[</text:span><text:span text:style-name="T286">d</text:span><text:span text:style-name="T287">];</text:span></text:p>
      <text:p text:style-name="P288"><text:span text:style-name="T289"><text:s text:c="4"/></text:span><text:span text:style-name="T290">for</text:span><text:span text:style-name="T291"><text:s/>(</text:span><text:span text:style-name="T292">int</text:span><text:span text:style-name="T293"><text:s/></text:span><text:span text:style-name="T294">i</text:span><text:span text:style-name="T295"><text:s/></text:span><text:span text:style-name="T296">=</text:span><text:span text:style-name="T297"><text:s/></text:span><text:span text:style-name="T298">0</text:span><text:span text:style-name="T299">;<text:s/></text:span><text:span text:style-name="T300">i</text:span><text:span text:style-name="T301"><text:s/></text:span><text:span text:style-name="T302">&lt;</text:span><text:span text:style-name="T303"><text:s/></text:span><text:span text:style-name="T304">d</text:span><text:span text:style-name="T305">;<text:s/></text:span><text:span text:style-name="T306">i</text:span><text:span text:style-name="T307">++</text:span><text:span text:style-name="T308">) {</text:span></text:p>
      <text:p text:style-name="P309"><text:span text:style-name="T310"><text:s text:c="8"/></text:span><text:span text:style-name="T311">*</text:span><text:span text:style-name="T312">(</text:span><text:span text:style-name="T313">data</text:span><text:span text:style-name="T314"><text:s/></text:span><text:span text:style-name="T315">+</text:span><text:span text:style-name="T316"><text:s/></text:span><text:span text:style-name="T317">i</text:span><text:span text:style-name="T318">)<text:s/></text:span><text:span text:style-name="T319">=</text:span><text:span text:style-name="T320"><text:s/></text:span><text:span text:style-name="T321">new</text:span><text:span text:style-name="T322"><text:s/></text:span><text:span text:style-name="T323">float</text:span><text:span text:style-name="T324">[</text:span><text:span text:style-name="T325">h</text:span><text:span text:style-name="T326">];</text:span></text:p>
      <text:p text:style-name="P327"><text:s text:c="4"/>}</text:p>
      <text:p text:style-name="P328"><text:s text:c="4"/></text:p>
      <text:p text:style-name="P329"><text:span text:style-name="T330"><text:s text:c="4"/></text:span><text:span text:style-name="T331">inputData</text:span><text:span text:style-name="T332">(</text:span><text:span text:style-name="T333">data</text:span><text:span text:style-name="T334">,<text:s/></text:span><text:span text:style-name="T335">d</text:span><text:span text:style-name="T336">,<text:s/></text:span><text:span text:style-name="T337">h</text:span><text:span text:style-name="T338">);</text:span></text:p>
      <text:p text:style-name="P339"><text:s text:c="4"/></text:p>
      <text:p text:style-name="P340"><text:span text:style-name="T341"><text:s text:c="4"/></text:span><text:span text:style-name="T342">float</text:span><text:span text:style-name="T343"><text:s/></text:span><text:span text:style-name="T344">avg</text:span><text:span text:style-name="T345"><text:s/></text:span><text:span text:style-name="T346">=</text:span><text:span text:style-name="T347"><text:s/></text:span><text:span text:style-name="T348">overallAverage</text:span><text:span text:style-name="T349">(</text:span><text:span text:style-name="T350">data</text:span><text:span text:style-name="T351">,<text:s/></text:span><text:span text:style-name="T352">d</text:span><text:span text:style-name="T353">,<text:s/></text:span><text:span text:style-name="T354">h</text:span><text:span text:style-name="T355">);</text:span></text:p>
      <text:p text:style-name="P356"><text:s text:c="4"/></text:p>
      <text:p text:style-name="P357"><text:span text:style-name="T358"><text:s text:c="4"/></text:span><text:span text:style-name="T359">cout</text:span><text:span text:style-name="T360"><text:s/></text:span><text:span text:style-name="T361">&lt;&lt;</text:span><text:span text:style-name="T362"><text:s/></text:span><text:span text:style-name="T363">fixed</text:span><text:span text:style-name="T364"><text:s/></text:span><text:span text:style-name="T365">&lt;&lt;</text:span><text:span text:style-name="T366"><text:s/></text:span><text:span text:style-name="T367">setprecision</text:span><text:span text:style-name="T368">(</text:span><text:span text:style-name="T369">1</text:span><text:span text:style-name="T370">);</text:span></text:p>
      <text:p text:style-name="P371"><text:span text:style-name="T372"><text:s text:c="4"/></text:span><text:span text:style-name="T373">cout</text:span><text:span text:style-name="T374"><text:s/></text:span><text:span text:style-name="T375">&lt;&lt;</text:span><text:span text:style-name="T376"><text:s/></text:span><text:span text:style-name="T377">"</text:span><text:span text:style-name="T378">\n</text:span><text:span text:style-name="T379">Общая</text:span><text:span text:style-name="T380"><text:s/></text:span><text:span text:style-name="T381">средняя</text:span><text:span text:style-name="T382"><text:s/></text:span><text:span text:style-name="T383">температура</text:span><text:span text:style-name="T384">: "</text:span><text:span text:style-name="T385"><text:s/></text:span><text:span text:style-name="T386">&lt;&lt;</text:span><text:span text:style-name="T387"><text:s/></text:span><text:span text:style-name="T388">avg</text:span><text:span text:style-name="T389"><text:s/></text:span><text:span text:style-name="T390">&lt;&lt;</text:span><text:span text:style-name="T391"><text:s/></text:span><text:span text:style-name="T392">endl</text:span><text:span text:style-name="T393">;</text:span></text:p>
      <text:soft-page-break/>
      <text:p text:style-name="P394"><text:s text:c="4"/></text:p>
      <text:p text:style-name="P395"><text:span text:style-name="T396"><text:s text:c="4"/></text:span><text:span text:style-name="T397">showHotDays</text:span><text:span text:style-name="T398">(</text:span><text:span text:style-name="T399">data</text:span><text:span text:style-name="T400">,<text:s/></text:span><text:span text:style-name="T401">d</text:span><text:span text:style-name="T402">,<text:s/></text:span><text:span text:style-name="T403">h</text:span><text:span text:style-name="T404">);</text:span></text:p>
      <text:p text:style-name="P405"><text:s text:c="4"/></text:p>
      <text:p text:style-name="P406"><text:span text:style-name="T407"><text:s text:c="4"/></text:span><text:span text:style-name="T408">for</text:span><text:span text:style-name="T409"><text:s/>(</text:span><text:span text:style-name="T410">int</text:span><text:span text:style-name="T411"><text:s/></text:span><text:span text:style-name="T412">i</text:span><text:span text:style-name="T413"><text:s/></text:span><text:span text:style-name="T414">=</text:span><text:span text:style-name="T415"><text:s/></text:span><text:span text:style-name="T416">0</text:span><text:span text:style-name="T417">;<text:s/></text:span><text:span text:style-name="T418">i</text:span><text:span text:style-name="T419"><text:s/></text:span><text:span text:style-name="T420">&lt;</text:span><text:span text:style-name="T421"><text:s/></text:span><text:span text:style-name="T422">d</text:span><text:span text:style-name="T423">;<text:s/></text:span><text:span text:style-name="T424">i</text:span><text:span text:style-name="T425">++</text:span><text:span text:style-name="T426">) {</text:span></text:p>
      <text:p text:style-name="P427"><text:span text:style-name="T428"><text:s text:c="8"/></text:span><text:span text:style-name="T429">delete[]</text:span><text:span text:style-name="T430"><text:s/></text:span><text:span text:style-name="T431">*</text:span><text:span text:style-name="T432">(</text:span><text:span text:style-name="T433">data</text:span><text:span text:style-name="T434"><text:s/></text:span><text:span text:style-name="T435">+</text:span><text:span text:style-name="T436"><text:s/></text:span><text:span text:style-name="T437">i</text:span><text:span text:style-name="T438">);</text:span></text:p>
      <text:p text:style-name="P439"><text:s text:c="4"/>}</text:p>
      <text:p text:style-name="P440"><text:span text:style-name="T441"><text:s text:c="4"/></text:span><text:span text:style-name="T442">delete[]</text:span><text:span text:style-name="T443"><text:s/></text:span><text:span text:style-name="T444">data</text:span><text:span text:style-name="T445">;</text:span></text:p>
      <text:p text:style-name="P446"><text:s text:c="4"/></text:p>
      <text:p text:style-name="P447"><text:span text:style-name="T448"><text:s text:c="4"/></text:span><text:span text:style-name="T449">return</text:span><text:span text:style-name="T450"><text:s/></text:span><text:span text:style-name="T451">0</text:span><text:span text:style-name="T452">;</text:span></text:p>
      <text:p text:style-name="P453">}</text:p>
      <text:p text:style-name="P454"/>
      <text:p text:style-name="P455"><text:span text:style-name="T456">void</text:span><text:span text:style-name="T457"><text:s/></text:span><text:span text:style-name="T458">inputData</text:span><text:span text:style-name="T459">(</text:span><text:span text:style-name="T460">float**</text:span><text:span text:style-name="T461"><text:s/></text:span><text:span text:style-name="T462">p</text:span><text:span text:style-name="T463">,<text:s/></text:span><text:span text:style-name="T464">int</text:span><text:span text:style-name="T465"><text:s/></text:span><text:span text:style-name="T466">d</text:span><text:span text:style-name="T467">,<text:s/></text:span><text:span text:style-name="T468">int</text:span><text:span text:style-name="T469"><text:s/></text:span><text:span text:style-name="T470">h</text:span><text:span text:style-name="T471">) {</text:span></text:p>
      <text:p text:style-name="P472"><text:span text:style-name="T473"><text:s text:c="4"/></text:span><text:span text:style-name="T474">for</text:span><text:span text:style-name="T475"><text:s/>(</text:span><text:span text:style-name="T476">int</text:span><text:span text:style-name="T477"><text:s/></text:span><text:span text:style-name="T478">i</text:span><text:span text:style-name="T479"><text:s/></text:span><text:span text:style-name="T480">=</text:span><text:span text:style-name="T481"><text:s/></text:span><text:span text:style-name="T482">0</text:span><text:span text:style-name="T483">;<text:s/></text:span><text:span text:style-name="T484">i</text:span><text:span text:style-name="T485"><text:s/></text:span><text:span text:style-name="T486">&lt;</text:span><text:span text:style-name="T487"><text:s/></text:span><text:span text:style-name="T488">d</text:span><text:span text:style-name="T489">;<text:s/></text:span><text:span text:style-name="T490">i</text:span><text:span text:style-name="T491">++</text:span><text:span text:style-name="T492">) {</text:span></text:p>
      <text:p text:style-name="P493"><text:span text:style-name="T494"><text:s text:c="8"/></text:span><text:span text:style-name="T495">cout</text:span><text:span text:style-name="T496"><text:s/></text:span><text:span text:style-name="T497">&lt;&lt;</text:span><text:span text:style-name="T498"><text:s/></text:span><text:span text:style-name="T499">"</text:span><text:span text:style-name="T500">День</text:span><text:span text:style-name="T501"><text:s/>"</text:span><text:span text:style-name="T502"><text:s/></text:span><text:span text:style-name="T503">&lt;&lt;</text:span><text:span text:style-name="T504"><text:s/>(</text:span><text:span text:style-name="T505">i</text:span><text:span text:style-name="T506"><text:s/></text:span><text:span text:style-name="T507">+</text:span><text:span text:style-name="T508"><text:s/></text:span><text:span text:style-name="T509">1</text:span><text:span text:style-name="T510">)<text:s/></text:span><text:span text:style-name="T511">&lt;&lt;</text:span><text:span text:style-name="T512"><text:s/></text:span><text:span text:style-name="T513">": "</text:span><text:span text:style-name="T514">;</text:span></text:p>
      <text:p text:style-name="P515"><text:span text:style-name="T516"><text:s text:c="8"/></text:span><text:span text:style-name="T517">for</text:span><text:span text:style-name="T518"><text:s/>(</text:span><text:span text:style-name="T519">int</text:span><text:span text:style-name="T520"><text:s/></text:span><text:span text:style-name="T521">j</text:span><text:span text:style-name="T522"><text:s/></text:span><text:span text:style-name="T523">=</text:span><text:span text:style-name="T524"><text:s/></text:span><text:span text:style-name="T525">0</text:span><text:span text:style-name="T526">;<text:s/></text:span><text:span text:style-name="T527">j</text:span><text:span text:style-name="T528"><text:s/></text:span><text:span text:style-name="T529">&lt;</text:span><text:span text:style-name="T530"><text:s/></text:span><text:span text:style-name="T531">h</text:span><text:span text:style-name="T532">;<text:s/></text:span><text:span text:style-name="T533">j</text:span><text:span text:style-name="T534">++</text:span><text:span text:style-name="T535">) {</text:span></text:p>
      <text:p text:style-name="P536"><text:span text:style-name="T537"><text:s text:c="12"/></text:span><text:span text:style-name="T538">cin</text:span><text:span text:style-name="T539"><text:s/></text:span><text:span text:style-name="T540">&gt;&gt;</text:span><text:span text:style-name="T541"><text:s/></text:span><text:span text:style-name="T542">*</text:span><text:span text:style-name="T543">(</text:span><text:span text:style-name="T544">*</text:span><text:span text:style-name="T545">(</text:span><text:span text:style-name="T546">p</text:span><text:span text:style-name="T547"><text:s/></text:span><text:span text:style-name="T548">+</text:span><text:span text:style-name="T549"><text:s/></text:span><text:span text:style-name="T550">i</text:span><text:span text:style-name="T551">)<text:s/></text:span><text:span text:style-name="T552">+</text:span><text:span text:style-name="T553"><text:s/></text:span><text:span text:style-name="T554">j</text:span><text:span text:style-name="T555">);</text:span></text:p>
      <text:p text:style-name="P556"><text:s text:c="8"/>}</text:p>
      <text:p text:style-name="P557"><text:s text:c="4"/>}</text:p>
      <text:p text:style-name="P558">}</text:p>
      <text:p text:style-name="P559"/>
      <text:p text:style-name="P560"><text:span text:style-name="T561">float</text:span><text:span text:style-name="T562"><text:s/></text:span><text:span text:style-name="T563">dayAverage</text:span><text:span text:style-name="T564">(</text:span><text:span text:style-name="T565">float*</text:span><text:span text:style-name="T566"><text:s/></text:span><text:span text:style-name="T567">row</text:span><text:span text:style-name="T568">,<text:s/></text:span><text:span text:style-name="T569">int</text:span><text:span text:style-name="T570"><text:s/></text:span><text:span text:style-name="T571">h</text:span><text:span text:style-name="T572">) {</text:span></text:p>
      <text:p text:style-name="P573"><text:span text:style-name="T574"><text:s text:c="4"/></text:span><text:span text:style-name="T575">float</text:span><text:span text:style-name="T576"><text:s/></text:span><text:span text:style-name="T577">sum</text:span><text:span text:style-name="T578"><text:s/></text:span><text:span text:style-name="T579">=</text:span><text:span text:style-name="T580"><text:s/></text:span><text:span text:style-name="T581">0</text:span><text:span text:style-name="T582">;</text:span></text:p>
      <text:p text:style-name="P583"><text:span text:style-name="T584"><text:s text:c="4"/></text:span><text:span text:style-name="T585">for</text:span><text:span text:style-name="T586"><text:s/>(</text:span><text:span text:style-name="T587">int</text:span><text:span text:style-name="T588"><text:s/></text:span><text:span text:style-name="T589">i</text:span><text:span text:style-name="T590"><text:s/></text:span><text:span text:style-name="T591">=</text:span><text:span text:style-name="T592"><text:s/></text:span><text:span text:style-name="T593">0</text:span><text:span text:style-name="T594">;<text:s/></text:span><text:span text:style-name="T595">i</text:span><text:span text:style-name="T596"><text:s/></text:span><text:span text:style-name="T597">&lt;</text:span><text:span text:style-name="T598"><text:s/></text:span><text:span text:style-name="T599">h</text:span><text:span text:style-name="T600">;<text:s/></text:span><text:span text:style-name="T601">i</text:span><text:span text:style-name="T602">++</text:span><text:span text:style-name="T603">) {</text:span></text:p>
      <text:p text:style-name="P604"><text:span text:style-name="T605"><text:s text:c="8"/></text:span><text:span text:style-name="T606">sum</text:span><text:span text:style-name="T607"><text:s/></text:span><text:span text:style-name="T608">+=</text:span><text:span text:style-name="T609"><text:s/></text:span><text:span text:style-name="T610">*</text:span><text:span text:style-name="T611">(</text:span><text:span text:style-name="T612">row</text:span><text:span text:style-name="T613"><text:s/></text:span><text:span text:style-name="T614">+</text:span><text:span text:style-name="T615"><text:s/></text:span><text:span text:style-name="T616">i</text:span><text:span text:style-name="T617">);</text:span></text:p>
      <text:p text:style-name="P618"><text:s text:c="4"/>}</text:p>
      <text:p text:style-name="P619"><text:span text:style-name="T620"><text:s text:c="4"/></text:span><text:span text:style-name="T621">return</text:span><text:span text:style-name="T622"><text:s/></text:span><text:span text:style-name="T623">sum</text:span><text:span text:style-name="T624"><text:s/></text:span><text:span text:style-name="T625">/</text:span><text:span text:style-name="T626"><text:s/></text:span><text:span text:style-name="T627">h</text:span><text:span text:style-name="T628">;</text:span></text:p>
      <text:p text:style-name="P629">}</text:p>
      <text:p text:style-name="P630"/>
      <text:p text:style-name="P631"><text:span text:style-name="T632">float</text:span><text:span text:style-name="T633"><text:s/></text:span><text:span text:style-name="T634">overallAverage</text:span><text:span text:style-name="T635">(</text:span><text:span text:style-name="T636">float**</text:span><text:span text:style-name="T637"><text:s/></text:span><text:span text:style-name="T638">p</text:span><text:span text:style-name="T639">,<text:s/></text:span><text:span text:style-name="T640">int</text:span><text:span text:style-name="T641"><text:s/></text:span><text:span text:style-name="T642">d</text:span><text:span text:style-name="T643">,<text:s/></text:span><text:span text:style-name="T644">int</text:span><text:span text:style-name="T645"><text:s/></text:span><text:span text:style-name="T646">h</text:span><text:span text:style-name="T647">) {</text:span></text:p>
      <text:p text:style-name="P648"><text:span text:style-name="T649"><text:s text:c="4"/></text:span><text:span text:style-name="T650">float</text:span><text:span text:style-name="T651"><text:s/></text:span><text:span text:style-name="T652">totalSum</text:span><text:span text:style-name="T653"><text:s/></text:span><text:span text:style-name="T654">=</text:span><text:span text:style-name="T655"><text:s/></text:span><text:span text:style-name="T656">0</text:span><text:span text:style-name="T657">;</text:span></text:p>
      <text:p text:style-name="P658"><text:span text:style-name="T659"><text:s text:c="4"/></text:span><text:span text:style-name="T660">for</text:span><text:span text:style-name="T661"><text:s/>(</text:span><text:span text:style-name="T662">int</text:span><text:span text:style-name="T663"><text:s/></text:span><text:span text:style-name="T664">i</text:span><text:span text:style-name="T665"><text:s/></text:span><text:span text:style-name="T666">=</text:span><text:span text:style-name="T667"><text:s/></text:span><text:span text:style-name="T668">0</text:span><text:span text:style-name="T669">;<text:s/></text:span><text:span text:style-name="T670">i</text:span><text:span text:style-name="T671"><text:s/></text:span><text:span text:style-name="T672">&lt;</text:span><text:span text:style-name="T673"><text:s/></text:span><text:span text:style-name="T674">d</text:span><text:span text:style-name="T675">;<text:s/></text:span><text:span text:style-name="T676">i</text:span><text:span text:style-name="T677">++</text:span><text:span text:style-name="T678">) {</text:span></text:p>
      <text:p text:style-name="P679"><text:span text:style-name="T680"><text:s text:c="8"/></text:span><text:span text:style-name="T681">for</text:span><text:span text:style-name="T682"><text:s/>(</text:span><text:span text:style-name="T683">int</text:span><text:span text:style-name="T684"><text:s/></text:span><text:span text:style-name="T685">j</text:span><text:span text:style-name="T686"><text:s/></text:span><text:span text:style-name="T687">=</text:span><text:span text:style-name="T688"><text:s/></text:span><text:span text:style-name="T689">0</text:span><text:span text:style-name="T690">;<text:s/></text:span><text:span text:style-name="T691">j</text:span><text:span text:style-name="T692"><text:s/></text:span><text:span text:style-name="T693">&lt;</text:span><text:span text:style-name="T694"><text:s/></text:span><text:span text:style-name="T695">h</text:span><text:span text:style-name="T696">;<text:s/></text:span><text:span text:style-name="T697">j</text:span><text:span text:style-name="T698">++</text:span><text:span text:style-name="T699">) {</text:span></text:p>
      <text:p text:style-name="P700"><text:span text:style-name="T701"><text:s text:c="12"/></text:span><text:span text:style-name="T702">totalSum</text:span><text:span text:style-name="T703"><text:s/></text:span><text:span text:style-name="T704">+=</text:span><text:span text:style-name="T705"><text:s/></text:span><text:span text:style-name="T706">*</text:span><text:span text:style-name="T707">(</text:span><text:span text:style-name="T708">*</text:span><text:span text:style-name="T709">(</text:span><text:span text:style-name="T710">p</text:span><text:span text:style-name="T711"><text:s/></text:span><text:span text:style-name="T712">+</text:span><text:span text:style-name="T713"><text:s/></text:span><text:span text:style-name="T714">i</text:span><text:span text:style-name="T715">)<text:s/></text:span><text:span text:style-name="T716">+</text:span><text:span text:style-name="T717"><text:s/></text:span><text:span text:style-name="T718">j</text:span><text:span text:style-name="T719">);</text:span></text:p>
      <text:p text:style-name="P720"><text:s text:c="8"/>}</text:p>
      <text:p text:style-name="P721"><text:s text:c="4"/>}</text:p>
      <text:p text:style-name="P722"><text:span text:style-name="T723"><text:s text:c="4"/></text:span><text:span text:style-name="T724">return</text:span><text:span text:style-name="T725"><text:s/></text:span><text:span text:style-name="T726">totalSum</text:span><text:span text:style-name="T727"><text:s/></text:span><text:span text:style-name="T728">/</text:span><text:span text:style-name="T729"><text:s/>(</text:span><text:span text:style-name="T730">d</text:span><text:span text:style-name="T731"><text:s/></text:span><text:span text:style-name="T732">*</text:span><text:span text:style-name="T733"><text:s/></text:span><text:span text:style-name="T734">h</text:span><text:span text:style-name="T735">);</text:span></text:p>
      <text:p text:style-name="P736">}</text:p>
      <text:p text:style-name="P737"/>
      <text:p text:style-name="P738"><text:span text:style-name="T739">void</text:span><text:span text:style-name="T740"><text:s/></text:span><text:span text:style-name="T741">showHotDays</text:span><text:span text:style-name="T742">(</text:span><text:span text:style-name="T743">float**</text:span><text:span text:style-name="T744"><text:s/></text:span><text:span text:style-name="T745">p</text:span><text:span text:style-name="T746">,<text:s/></text:span><text:span text:style-name="T747">int</text:span><text:span text:style-name="T748"><text:s/></text:span><text:span text:style-name="T749">d</text:span><text:span text:style-name="T750">,<text:s/></text:span><text:span text:style-name="T751">int</text:span><text:span text:style-name="T752"><text:s/></text:span><text:span text:style-name="T753">h</text:span><text:span text:style-name="T754">) {</text:span></text:p>
      <text:p text:style-name="P755"><text:span text:style-name="T756"><text:s text:c="4"/></text:span><text:span text:style-name="T757">float</text:span><text:span text:style-name="T758"><text:s/></text:span><text:span text:style-name="T759">overallAvg</text:span><text:span text:style-name="T760"><text:s/></text:span><text:span text:style-name="T761">=</text:span><text:span text:style-name="T762"><text:s/></text:span><text:span text:style-name="T763">overallAverage</text:span><text:span text:style-name="T764">(</text:span><text:span text:style-name="T765">p</text:span><text:span text:style-name="T766">,<text:s/></text:span><text:span text:style-name="T767">d</text:span><text:span text:style-name="T768">,<text:s/></text:span><text:span text:style-name="T769">h</text:span><text:span text:style-name="T770">);</text:span></text:p>
      <text:p text:style-name="P771"><text:s text:c="4"/></text:p>
      <text:p text:style-name="P772"><text:span text:style-name="T773"><text:s text:c="4"/></text:span><text:span text:style-name="T774">cout</text:span><text:span text:style-name="T775"><text:s/></text:span><text:span text:style-name="T776">&lt;&lt;</text:span><text:span text:style-name="T777"><text:s/></text:span><text:span text:style-name="T778">"</text:span><text:span text:style-name="T779">Теплые</text:span><text:span text:style-name="T780"><text:s/></text:span><text:span text:style-name="T781">дни</text:span><text:span text:style-name="T782">:"</text:span><text:span text:style-name="T783"><text:s/></text:span><text:span text:style-name="T784">&lt;&lt;</text:span><text:span text:style-name="T785"><text:s/></text:span><text:span text:style-name="T786">endl</text:span><text:span text:style-name="T787">;</text:span></text:p>
      <text:p text:style-name="P788"><text:s text:c="4"/></text:p>
      <text:p text:style-name="P789"><text:span text:style-name="T790"><text:s text:c="4"/></text:span><text:span text:style-name="T791">for</text:span><text:span text:style-name="T792"><text:s/>(</text:span><text:span text:style-name="T793">int</text:span><text:span text:style-name="T794"><text:s/></text:span><text:span text:style-name="T795">i</text:span><text:span text:style-name="T796"><text:s/></text:span><text:span text:style-name="T797">=</text:span><text:span text:style-name="T798"><text:s/></text:span><text:span text:style-name="T799">0</text:span><text:span text:style-name="T800">;<text:s/></text:span><text:span text:style-name="T801">i</text:span><text:span text:style-name="T802"><text:s/></text:span><text:span text:style-name="T803">&lt;</text:span><text:span text:style-name="T804"><text:s/></text:span><text:span text:style-name="T805">d</text:span><text:span text:style-name="T806">;<text:s/></text:span><text:span text:style-name="T807">i</text:span><text:span text:style-name="T808">++</text:span><text:span text:style-name="T809">) {</text:span></text:p>
      <text:p text:style-name="P810"><text:span text:style-name="T811"><text:s text:c="8"/></text:span><text:span text:style-name="T812">float</text:span><text:span text:style-name="T813"><text:s/></text:span><text:span text:style-name="T814">dayAvg</text:span><text:span text:style-name="T815"><text:s/></text:span><text:span text:style-name="T816">=</text:span><text:span text:style-name="T817"><text:s/></text:span><text:span text:style-name="T818">dayAverage</text:span><text:span text:style-name="T819">(</text:span><text:span text:style-name="T820">*</text:span><text:span text:style-name="T821">(</text:span><text:span text:style-name="T822">p</text:span><text:span text:style-name="T823"><text:s/></text:span><text:span text:style-name="T824">+</text:span><text:span text:style-name="T825"><text:s/></text:span><text:span text:style-name="T826">i</text:span><text:span text:style-name="T827">),<text:s/></text:span><text:span text:style-name="T828">h</text:span><text:span text:style-name="T829">);</text:span></text:p>
      <text:p text:style-name="P830"><text:span text:style-name="T831"><text:s text:c="8"/></text:span><text:span text:style-name="T832">if</text:span><text:span text:style-name="T833"><text:s/>(</text:span><text:span text:style-name="T834">dayAvg</text:span><text:span text:style-name="T835"><text:s/></text:span><text:span text:style-name="T836">&gt;</text:span><text:span text:style-name="T837"><text:s/></text:span><text:span text:style-name="T838">overallAvg</text:span><text:span text:style-name="T839">) {</text:span></text:p>
      <text:p text:style-name="P840"><text:span text:style-name="T841"><text:s text:c="12"/></text:span><text:span text:style-name="T842">cout</text:span><text:span text:style-name="T843"><text:s/></text:span><text:span text:style-name="T844">&lt;&lt;</text:span><text:span text:style-name="T845"><text:s/></text:span><text:span text:style-name="T846">"</text:span><text:span text:style-name="T847">День</text:span><text:span text:style-name="T848"><text:s/>"</text:span><text:span text:style-name="T849"><text:s/></text:span><text:span text:style-name="T850">&lt;&lt;</text:span><text:span text:style-name="T851"><text:s/>(</text:span><text:span text:style-name="T852">i</text:span><text:span text:style-name="T853"><text:s/></text:span><text:span text:style-name="T854">+</text:span><text:span text:style-name="T855"><text:s/></text:span><text:span text:style-name="T856">1</text:span><text:span text:style-name="T857">)<text:s/></text:span><text:span text:style-name="T858">&lt;&lt;</text:span><text:span text:style-name="T859"><text:s/></text:span><text:span text:style-name="T860">" (</text:span><text:span text:style-name="T861">среднее</text:span><text:span text:style-name="T862"><text:s/>= "</text:span><text:span text:style-name="T863"><text:s/></text:span><text:span text:style-name="T864">&lt;&lt;</text:span><text:span text:style-name="T865"><text:s/></text:span><text:span text:style-name="T866">dayAvg</text:span><text:span text:style-name="T867"><text:s/></text:span><text:span text:style-name="T868">&lt;&lt;</text:span><text:span text:style-name="T869"><text:s/></text:span><text:span text:style-name="T870">")"</text:span><text:span text:style-name="T871"><text:s/></text:span><text:span text:style-name="T872">&lt;&lt;</text:span><text:span text:style-name="T873"><text:s/></text:span><text:span text:style-name="T874">endl</text:span><text:span text:style-name="T875">;</text:span></text:p>
      <text:p text:style-name="P876"><text:span text:style-name="T877"><text:s text:c="8"/></text:span><text:span text:style-name="T878">}</text:span></text:p>
      <text:p text:style-name="P879"><text:s text:c="4"/>}</text:p>
      <text:p text:style-name="P880">}</text:p>
      <text:p text:style-name="P881">}</text:p>
      <text:p text:style-name="P882"/>
      <text:p text:style-name="Standard"><text:span text:style-name="T883">4.<text:s/></text:span><text:span text:style-name="T884">C</text:span><text:span text:style-name="T885">сылка на репозиторий:</text:span><text:s/><text:span text:style-name="T886">https://github.com/ganniieva/lab_4.git</text:span></text:p>
      <text:soft-page-break/>
      <text:p text:style-name="P887">5. Вывод:</text:p>
      <text:p text:style-name="p1"><text:s text:c="3"/><text:span text:style-name="T888">Написала программу на C++,<text:s/></text:span><text:span text:style-name="T889">использовала динамические массивы, указатели, арифметику указателей, работала с динамической памятью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1" style:display-name="p1" style:family="paragraph" style:parent-style-name="Обычный">
      <style:paragraph-properties style:vertical-align="auto"/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apple-converted-space" style:display-name="apple-converted-space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s1" style:display-name="s1" style:family="text" style:parent-style-name="Основнойшрифтабзаца">
      <style:text-properties style:font-name="Times New Roman" style:font-name-complex="Times New Roman" fo:font-size="9pt" style:font-size-asian="9pt" style:font-size-complex="9pt"/>
    </style:style>
    <style:style style:name="Заголовок3Знак" style:display-name="Заголовок 3 Знак" style:family="text" style:parent-style-name="Основнойшрифтабзаца">
      <style:text-properties style:font-name="Aptos Display" style:font-name-asian="Times New Roman" style:font-name-complex="Mangal" fo:color="#0A2F40" style:font-size-complex="10.5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Милана Ганиева</dc:creator>
    <meta:creation-date>2025-12-04T23:02:00Z</meta:creation-date>
    <dc:date>2025-12-04T23:02:00Z</dc:date>
    <meta:template xlink:href="Normal" xlink:type="simple"/>
    <meta:editing-cycles>2</meta:editing-cycles>
    <meta:editing-duration>PT0S</meta:editing-duration>
    <meta:document-statistic meta:page-count="4" meta:paragraph-count="8" meta:word-count="610" meta:character-count="4080" meta:row-count="28" meta:non-whitespace-character-count="3478"/>
  </office:meta>
</office:document-meta>
</file>